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476cm" table:align="left"/>
    </style:style>
    <style:style style:name="Tabla1.A" style:family="table-column">
      <style:table-column-properties style:column-width="2.33cm"/>
    </style:style>
    <style:style style:name="Tabla1.B" style:family="table-column">
      <style:table-column-properties style:column-width="1.127cm"/>
    </style:style>
    <style:style style:name="Tabla1.C" style:family="table-column">
      <style:table-column-properties style:column-width="3.076cm"/>
    </style:style>
    <style:style style:name="Tabla1.D" style:family="table-column">
      <style:table-column-properties style:column-width="9.943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D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D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3" style:family="paragraph" style:parent-style-name="Text_20_body">
      <style:text-properties loext:padding="0.049cm" loext:border="0.06pt solid #d9d9e3"/>
    </style:style>
    <style:style style:name="P4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Preformatted_20_Text" style:list-style-name="L3">
      <style:paragraph-properties fo:margin-top="0cm" fo:margin-bottom="0.499cm" style:contextual-spacing="false" fo:padding="0.049cm" fo:border="0.06pt solid #d9d9e3"/>
    </style:style>
    <style:style style:name="P8" style:family="paragraph" style:parent-style-name="Preformatted_20_Text" style:list-style-name="L3">
      <style:paragraph-properties fo:padding="0.049cm" fo:border="0.06pt solid #d9d9e3"/>
      <style:text-properties loext:padding="0.049cm" loext:border="0.06pt solid #d9d9e3"/>
    </style:style>
    <style:style style:name="P9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10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1" style:family="paragraph" style:parent-style-name="Preformatted_20_Text">
      <style:paragraph-properties fo:padding="0.049cm" fo:border="0.06pt solid #d9d9e3"/>
    </style:style>
    <style:style style:name="P12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/>
    </style:style>
    <style:style style:name="P13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0f7a4"/>
    </style:style>
    <style:style style:name="P14" style:family="paragraph" style:parent-style-name="Standard" style:list-style-name="L2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/>
    </style:style>
    <style:style style:name="P1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/>
    </style:style>
    <style:style style:name="P16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/>
    </style:style>
    <style:style style:name="P17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 loext:padding="0.049cm" loext:border="0.06pt solid #d9d9e3"/>
    </style:style>
    <style:style style:name="P18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0f7a4" loext:padding="0.049cm" loext:border="0.06pt solid #d9d9e3"/>
    </style:style>
    <style:style style:name="P19" style:family="paragraph" style:parent-style-name="Text_20_body" style:list-style-name="L3">
      <style:paragraph-properties fo:padding="0.049cm" fo:border="0.06pt solid #d9d9e3"/>
    </style:style>
    <style:style style:name="P20" style:family="paragraph" style:parent-style-name="Text_20_body">
      <style:paragraph-properties fo:padding="0.049cm" fo:border="0.06pt solid #d9d9e3"/>
    </style:style>
    <style:style style:name="P21" style:family="paragraph" style:parent-style-name="Text_20_body" style:list-style-name="L4">
      <style:paragraph-properties fo:padding="0.049cm" fo:border="0.06pt solid #d9d9e3"/>
    </style:style>
    <style:style style:name="P22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23" style:family="paragraph" style:parent-style-name="Text_20_body">
      <style:text-properties loext:padding="0.049cm" loext:border="0.06pt solid #d9d9e3"/>
    </style:style>
    <style:style style:name="P24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25" style:family="paragraph" style:parent-style-name="Text_20_body" style:list-style-name="L6">
      <style:paragraph-properties fo:padding="0.049cm" fo:border="0.06pt solid #d9d9e3"/>
      <style:text-properties loext:padding="0.049cm" loext:border="0.06pt solid #d9d9e3"/>
    </style:style>
    <style:style style:name="P26" style:family="paragraph" style:parent-style-name="Text_20_body" style:list-style-name="L8">
      <style:paragraph-properties fo:padding="0.049cm" fo:border="0.06pt solid #d9d9e3"/>
      <style:text-properties loext:padding="0.049cm" loext:border="0.06pt solid #d9d9e3"/>
    </style:style>
    <style:style style:name="P27" style:family="paragraph" style:parent-style-name="Text_20_body" style:list-style-name="L5">
      <style:paragraph-properties fo:padding="0.049cm" fo:border="0.06pt solid #d9d9e3"/>
    </style:style>
    <style:style style:name="P28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29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30" style:family="paragraph" style:parent-style-name="Text_20_body" style:list-style-name="L7">
      <style:paragraph-properties fo:padding="0.049cm" fo:border="0.06pt solid #d9d9e3"/>
    </style:style>
    <style:style style:name="P31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T1" style:family="text">
      <style:text-properties officeooo:rsid="0021d25b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23b30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3">7</text:span></text:p>
      <text:p text:style-name="P1"/>
      <text:list xml:id="list1499648469" text:style-name="L1">
        <text:list-header>
          <text:p text:style-name="P18">genérame un listado en formato tabla con las categorías y los niveles (incluyendo el valor numérico) de syslog. Indícame las diferencias con rsyslog</text:p>
        </text:list-header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Categoría</text:p>
            </table:table-cell>
            <table:table-cell table:style-name="Tabla1.A1" office:value-type="string">
              <text:p text:style-name="Table_20_Heading">Nivel</text:p>
            </table:table-cell>
            <table:table-cell table:style-name="Tabla1.A1" office:value-type="string">
              <text:p text:style-name="Table_20_Heading">Valor Numérico</text:p>
            </table:table-cell>
            <table:table-cell table:style-name="Tabla1.D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Emergencia</text:p>
          </table:table-cell>
          <table:table-cell table:style-name="Tabla1.A2" office:value-type="string">
            <text:p text:style-name="Table_20_Contents">0</text:p>
          </table:table-cell>
          <table:table-cell table:style-name="Tabla1.A2" office:value-type="string">
            <text:p text:style-name="Table_20_Contents">0</text:p>
          </table:table-cell>
          <table:table-cell table:style-name="Tabla1.D2" office:value-type="string">
            <text:p text:style-name="Table_20_Contents">Sistema inutilizable</text:p>
          </table:table-cell>
        </table:table-row>
        <table:table-row>
          <table:table-cell table:style-name="Tabla1.A2" office:value-type="string">
            <text:p text:style-name="Table_20_Contents">Alerta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1</text:p>
          </table:table-cell>
          <table:table-cell table:style-name="Tabla1.D2" office:value-type="string">
            <text:p text:style-name="Table_20_Contents">Acción debe ser tomada inmediatamente</text:p>
          </table:table-cell>
        </table:table-row>
        <table:table-row>
          <table:table-cell table:style-name="Tabla1.A2" office:value-type="string">
            <text:p text:style-name="Table_20_Contents">Crítica</text:p>
          </table:table-cell>
          <table:table-cell table:style-name="Tabla1.A2" office:value-type="string">
            <text:p text:style-name="Table_20_Contents">2</text:p>
          </table:table-cell>
          <table:table-cell table:style-name="Tabla1.A2" office:value-type="string">
            <text:p text:style-name="Table_20_Contents">2</text:p>
          </table:table-cell>
          <table:table-cell table:style-name="Tabla1.D2" office:value-type="string">
            <text:p text:style-name="Table_20_Contents">Condiciones críticas</text:p>
          </table:table-cell>
        </table:table-row>
        <table:table-row>
          <table:table-cell table:style-name="Tabla1.A2" office:value-type="string">
            <text:p text:style-name="Table_20_Contents">Error</text:p>
          </table:table-cell>
          <table:table-cell table:style-name="Tabla1.A2" office:value-type="string">
            <text:p text:style-name="Table_20_Contents">3</text:p>
          </table:table-cell>
          <table:table-cell table:style-name="Tabla1.A2" office:value-type="string">
            <text:p text:style-name="Table_20_Contents">3</text:p>
          </table:table-cell>
          <table:table-cell table:style-name="Tabla1.D2" office:value-type="string">
            <text:p text:style-name="Table_20_Contents">Errores en el sistema que no afectan su operación normal</text:p>
          </table:table-cell>
        </table:table-row>
        <table:table-row>
          <table:table-cell table:style-name="Tabla1.A2" office:value-type="string">
            <text:p text:style-name="Table_20_Contents">Advertencia</text:p>
          </table:table-cell>
          <table:table-cell table:style-name="Tabla1.A2" office:value-type="string">
            <text:p text:style-name="Table_20_Contents">4</text:p>
          </table:table-cell>
          <table:table-cell table:style-name="Tabla1.A2" office:value-type="string">
            <text:p text:style-name="Table_20_Contents">4</text:p>
          </table:table-cell>
          <table:table-cell table:style-name="Tabla1.D2" office:value-type="string">
            <text:p text:style-name="Table_20_Contents">Condiciones que podrían llevar a errores futuros</text:p>
          </table:table-cell>
        </table:table-row>
        <table:table-row>
          <table:table-cell table:style-name="Tabla1.A2" office:value-type="string">
            <text:p text:style-name="Table_20_Contents">Notificación</text:p>
          </table:table-cell>
          <table:table-cell table:style-name="Tabla1.A2" office:value-type="string">
            <text:p text:style-name="Table_20_Contents">5</text:p>
          </table:table-cell>
          <table:table-cell table:style-name="Tabla1.A2" office:value-type="string">
            <text:p text:style-name="Table_20_Contents">5</text:p>
          </table:table-cell>
          <table:table-cell table:style-name="Tabla1.D2" office:value-type="string">
            <text:p text:style-name="Table_20_Contents">Eventos normales pero significativos</text:p>
          </table:table-cell>
        </table:table-row>
        <table:table-row>
          <table:table-cell table:style-name="Tabla1.A2" office:value-type="string">
            <text:p text:style-name="Table_20_Contents">Información</text:p>
          </table:table-cell>
          <table:table-cell table:style-name="Tabla1.A2" office:value-type="string">
            <text:p text:style-name="Table_20_Contents">6</text:p>
          </table:table-cell>
          <table:table-cell table:style-name="Tabla1.A2" office:value-type="string">
            <text:p text:style-name="Table_20_Contents">6</text:p>
          </table:table-cell>
          <table:table-cell table:style-name="Tabla1.D2" office:value-type="string">
            <text:p text:style-name="Table_20_Contents">Mensajes informativos</text:p>
          </table:table-cell>
        </table:table-row>
        <table:table-row>
          <table:table-cell table:style-name="Tabla1.A2" office:value-type="string">
            <text:p text:style-name="Table_20_Contents">Depuración</text:p>
          </table:table-cell>
          <table:table-cell table:style-name="Tabla1.A2" office:value-type="string">
            <text:p text:style-name="Table_20_Contents">7</text:p>
          </table:table-cell>
          <table:table-cell table:style-name="Tabla1.A2" office:value-type="string">
            <text:p text:style-name="Table_20_Contents">7</text:p>
          </table:table-cell>
          <table:table-cell table:style-name="Tabla1.D2" office:value-type="string">
            <text:p text:style-name="Table_20_Contents">Mensajes de depuración</text:p>
          </table:table-cell>
        </table:table-row>
      </table:table>
      <text:p text:style-name="P6"><text:span text:style-name="Strong_20_Emphasis"><text:span text:style-name="T2">Diferencias entre syslog y rsyslog:</text:span></text:span></text:p>
      <text:list text:style-name="L4">
        <text:list-item>
          <text:p text:style-name="P21"><text:span text:style-name="Strong_20_Emphasis"><text:span text:style-name="T2">Funcionalidad Extendida:</text:span></text:span><text:span text:style-name="T2"> Rsyslog es una versión mejorada y extendida de syslog. Tiene funcionalidades adicionales y mejor manejo de eventos y registros.</text:span></text:p>
        </text:list-item>
        <text:list-item>
          <text:p text:style-name="P21"><text:span text:style-name="Strong_20_Emphasis"><text:span text:style-name="T2">Módulos y Plugins:</text:span></text:span><text:span text:style-name="T2"> Rsyslog permite la carga de módulos y plugins para extender su funcionalidad, lo que no es tan común o estándar en las implementaciones tradicionales de syslog.</text:span></text:p>
        </text:list-item>
        <text:list-item>
          <text:p text:style-name="P21"><text:span text:style-name="Strong_20_Emphasis"><text:span text:style-name="T2">Filtrado Avanzado:</text:span></text:span><text:span text:style-name="T2"> Rsyslog ofrece capacidades de filtrado más avanzadas. Permite filtrar mensajes de registro basados en diferentes criterios como direcciones IP, nombres de programas y prioridades, lo que es más flexible que syslog estándar.</text:span></text:p>
        </text:list-item>
        <text:list-item>
          <text:p text:style-name="P21"><text:span text:style-name="Strong_20_Emphasis"><text:span text:style-name="T2">Tiempos de Archivado:</text:span></text:span><text:span text:style-name="T2"> Rsyslog tiene un mejor manejo del tiempo de archivado de registros, lo que permite un control más fino sobre cuánto tiempo se retienen los registros.</text:span></text:p>
        </text:list-item>
        <text:list-item>
          <text:p text:style-name="P21"><text:span text:style-name="Strong_20_Emphasis"><text:span text:style-name="T2">Protocolos de Red:</text:span></text:span><text:span text:style-name="T2"> Rsyslog es capaz de enviar registros a través de TCP, UDP y SSL, lo que aumenta las opciones de conectividad en comparación con syslog tradicional, que generalmente usa UDP.</text:span></text:p>
        </text:list-item>
        <text:list-item>
          <text:p text:style-name="P21"><text:span text:style-name="Strong_20_Emphasis"><text:span text:style-name="T2">Escalabilidad y Rendimiento:</text:span></text:span><text:span text:style-name="T2"> Rsyslog está optimizado para manejar grandes volúmenes de datos de registro de manera eficiente, lo que lo hace más adecuado para entornos donde la escalabilidad y el rendimiento son críticos.</text:span></text:p>
        </text:list-item>
        <text:list-item>
          <text:p text:style-name="P21"><text:span text:style-name="Strong_20_Emphasis"><text:span text:style-name="T2">Compatibilidad de Configuración:</text:span></text:span><text:span text:style-name="T2"> Aunque la configuración básica de rsyslog sigue siendo similar a la de syslog, hay algunas diferencias en la sintaxis de configuración que deben tenerse en cuenta al migrar de syslog a rsyslog.</text:span></text:p>
        </text:list-item>
      </text:list>
      <text:p text:style-name="P4"><draw:frame draw:style-name="fr1" draw:name="Imagen1" text:anchor-type="as-char" svg:width="0.953cm" svg:height="0.953cm" draw:z-index="0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/><svg:title>User</svg:title></draw:frame></text:p>
      <text:p text:style-name="P3">hazme un listado de los diferentes elementos que pueden generar mensajes a syslog (kernm user, maul , auth , etc) bereve descripción</text:p>
      <text:p text:style-name="P2"><text:soft-page-break/>Claro, aquí tienes una lista de los diferentes elementos o instalaciones que pueden generar mensajes a syslog, junto con una breve descripción de cada uno:</text:p>
      <text:list text:style-name="L5">
        <text:list-item>
          <text:p text:style-name="P27"><text:span text:style-name="Strong_20_Emphasis"><text:span text:style-name="Source_20_Text"><text:span text:style-name="T2">kern</text:span></text:span></text:span><text:span text:style-name="Strong_20_Emphasis"><text:span text:style-name="T2"> (Kernel):</text:span></text:span><text:span text:style-name="T2"> Mensajes generados por el kernel del sistema operativo. Estos mensajes proporcionan información sobre eventos y errores a nivel del kernel.</text:span></text:p>
        </text:list-item>
        <text:list-item>
          <text:p text:style-name="P27"><text:span text:style-name="Strong_20_Emphasis"><text:span text:style-name="Source_20_Text"><text:span text:style-name="T2">user</text:span></text:span></text:span><text:span text:style-name="Strong_20_Emphasis"><text:span text:style-name="T2"> (Usuario):</text:span></text:span><text:span text:style-name="T2"> Mensajes generados por aplicaciones y procesos de usuario en el sistema. Estos mensajes incluyen eventos relacionados con aplicaciones y servicios ejecutados por usuarios normales.</text:span></text:p>
        </text:list-item>
        <text:list-item>
          <text:p text:style-name="P27"><text:span text:style-name="Strong_20_Emphasis"><text:span text:style-name="Source_20_Text"><text:span text:style-name="T2">mail</text:span></text:span></text:span><text:span text:style-name="Strong_20_Emphasis"><text:span text:style-name="T2"> (Correo Electrónico):</text:span></text:span><text:span text:style-name="T2"> Mensajes relacionados con el sistema de correo electrónico. Esto incluye mensajes generados por el servidor de correo, como errores de entrega o problemas de configuración.</text:span></text:p>
        </text:list-item>
        <text:list-item>
          <text:p text:style-name="P27"><text:span text:style-name="Strong_20_Emphasis"><text:span text:style-name="Source_20_Text"><text:span text:style-name="T2">auth</text:span></text:span></text:span><text:span text:style-name="Strong_20_Emphasis"><text:span text:style-name="T2"> (Autenticación):</text:span></text:span><text:span text:style-name="T2"> Mensajes generados por el sistema de autenticación. Estos mensajes incluyen registros de actividades de inicio de sesión y autenticación de usuarios en el sistema.</text:span></text:p>
        </text:list-item>
        <text:list-item>
          <text:p text:style-name="P27"><text:span text:style-name="Strong_20_Emphasis"><text:span text:style-name="Source_20_Text"><text:span text:style-name="T2">authpriv</text:span></text:span></text:span><text:span text:style-name="Strong_20_Emphasis"><text:span text:style-name="T2"> (Autenticación Privada):</text:span></text:span><text:span text:style-name="T2"> Mensajes de autenticación privados. Similar a </text:span><text:span text:style-name="Source_20_Text"><text:span text:style-name="T2">auth</text:span></text:span><text:span text:style-name="T2">, pero estos mensajes son considerados privados y solo son visibles para ciertos usuarios o grupos.</text:span></text:p>
        </text:list-item>
        <text:list-item>
          <text:p text:style-name="P27"><text:span text:style-name="Strong_20_Emphasis"><text:span text:style-name="Source_20_Text"><text:span text:style-name="T2">syslog</text:span></text:span></text:span><text:span text:style-name="Strong_20_Emphasis"><text:span text:style-name="T2"> (Syslog Interno):</text:span></text:span><text:span text:style-name="T2"> Mensajes generados por el propio sistema de registro (</text:span><text:span text:style-name="Source_20_Text"><text:span text:style-name="T2">syslog</text:span></text:span><text:span text:style-name="T2">). Estos mensajes pueden incluir notificaciones sobre problemas en el sistema de registro o eventos relacionados con la gestión de registros.</text:span></text:p>
        </text:list-item>
        <text:list-item>
          <text:p text:style-name="P27"><text:span text:style-name="Strong_20_Emphasis"><text:span text:style-name="Source_20_Text"><text:span text:style-name="T2">daemon</text:span></text:span></text:span><text:span text:style-name="Strong_20_Emphasis"><text:span text:style-name="T2"> (Demonios del Sistema):</text:span></text:span><text:span text:style-name="T2"> Mensajes generados por demonios o servicios del sistema que se ejecutan en segundo plano, como servidores web, bases de datos u otros servicios de red.</text:span></text:p>
        </text:list-item>
        <text:list-item>
          <text:p text:style-name="P27"><text:span text:style-name="Strong_20_Emphasis"><text:span text:style-name="Source_20_Text"><text:span text:style-name="T2">lpr</text:span></text:span></text:span><text:span text:style-name="Strong_20_Emphasis"><text:span text:style-name="T2"> (Impresión):</text:span></text:span><text:span text:style-name="T2"> Mensajes relacionados con el sistema de impresión. Esto incluye información sobre trabajos de impresión, errores de impresión y estado de las colas de impresión.</text:span></text:p>
        </text:list-item>
        <text:list-item>
          <text:p text:style-name="P27"><text:span text:style-name="Strong_20_Emphasis"><text:span text:style-name="Source_20_Text"><text:span text:style-name="T2">news</text:span></text:span></text:span><text:span text:style-name="Strong_20_Emphasis"><text:span text:style-name="T2"> (Noticias):</text:span></text:span><text:span text:style-name="T2"> Mensajes relacionados con sistemas de noticias y grupos de noticias. En sistemas modernos, este tipo de mensajes se usa raramente debido a la disminución del uso de sistemas de noticias tradicionales.</text:span></text:p>
        </text:list-item>
        <text:list-item>
          <text:p text:style-name="P27"><text:span text:style-name="Strong_20_Emphasis"><text:span text:style-name="Source_20_Text"><text:span text:style-name="T2">uucp</text:span></text:span></text:span><text:span text:style-name="Strong_20_Emphasis"><text:span text:style-name="T2"> (UUCP):</text:span></text:span><text:span text:style-name="T2"> Mensajes generados por el protocolo UUCP (Unix-to-Unix Copy). Estos mensajes se utilizan para la transferencia de archivos y correo entre sistemas Unix.</text:span></text:p>
        </text:list-item>
        <text:list-item>
          <text:p text:style-name="P27"><text:span text:style-name="Strong_20_Emphasis"><text:span text:style-name="Source_20_Text"><text:span text:style-name="T2">local0</text:span></text:span></text:span><text:span text:style-name="Strong_20_Emphasis"><text:span text:style-name="T2"> a </text:span></text:span><text:span text:style-name="Strong_20_Emphasis"><text:span text:style-name="Source_20_Text"><text:span text:style-name="T2">local7</text:span></text:span></text:span><text:span text:style-name="Strong_20_Emphasis"><text:span text:style-name="T2">:</text:span></text:span><text:span text:style-name="T2"> Estos son instalaciones locales personalizadas. Los administradores del sistema pueden configurar aplicaciones específicas para enviar mensajes a estas </text:span><text:soft-page-break/><text:span text:style-name="T2">instalaciones locales personalizadas. Cada número del 0 al 7 representa una instalación local diferente.</text:span></text:p>
        </text:list-item>
      </text:list>
      <text:p text:style-name="P2">Estos elementos son parte del estándar syslog y se utilizan para categorizar y filtrar los mensajes de registro en sistemas Unix y Linux.</text:p>
      <text:p text:style-name="P4"><draw:frame draw:style-name="fr1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/><svg:title>User</svg:title></draw:frame></text:p>
      <text:p text:style-name="P3">dame el código de un script de bash que permita a mis alumnos comprender el uso d elas variables posicionales como argumentos de un programa </text:p>
      <text:p text:style-name="P2">Claro, aquí tienes un ejemplo simple de un script de Bash que utiliza variables posicionales como argumentos. Este script toma dos números como argumentos y muestra la suma y el producto de esos números:</text:p>
      <text:p text:style-name="P9">bashCopy code</text:p>
      <text:p text:style-name="P11"><text:span text:style-name="Source_20_Text"><text:span text:style-name="T2">#!/bin/bash</text:span></text:span></text:p>
      <text:p text:style-name="P11"/>
      <text:p text:style-name="P11"><text:span text:style-name="Source_20_Text"><text:span text:style-name="T2"># Verificar si se proporcionaron dos argumentos</text:span></text:span></text:p>
      <text:p text:style-name="P11"><text:span text:style-name="Source_20_Text"><text:span text:style-name="T2">if [ "$#" -ne 2 ]; then</text:span></text:span></text:p>
      <text:p text:style-name="P11"><text:span text:style-name="Source_20_Text"><text:span text:style-name="T2"><text:s text:c="4"/>echo "Error: Se requieren exactamente dos números como argumentos."</text:span></text:span></text:p>
      <text:p text:style-name="P11"><text:span text:style-name="Source_20_Text"><text:span text:style-name="T2"><text:s text:c="4"/>echo "Uso: $0 &lt;número1&gt; &lt;número2&gt;"</text:span></text:span></text:p>
      <text:p text:style-name="P11"><text:span text:style-name="Source_20_Text"><text:span text:style-name="T2"><text:s text:c="4"/>exit 1</text:span></text:span></text:p>
      <text:p text:style-name="P11"><text:span text:style-name="Source_20_Text"><text:span text:style-name="T2">fi</text:span></text:span></text:p>
      <text:p text:style-name="P11"/>
      <text:p text:style-name="P11"><text:span text:style-name="Source_20_Text"><text:span text:style-name="T2"># Obtener los números de los argumentos posicionales</text:span></text:span></text:p>
      <text:p text:style-name="P11"><text:span text:style-name="Source_20_Text"><text:span text:style-name="T2">numero1=$1</text:span></text:span></text:p>
      <text:p text:style-name="P11"><text:span text:style-name="Source_20_Text"><text:span text:style-name="T2">numero2=$2</text:span></text:span></text:p>
      <text:p text:style-name="P11"/>
      <text:p text:style-name="P11"><text:span text:style-name="Source_20_Text"><text:span text:style-name="T2"># Calcular suma y producto</text:span></text:span></text:p>
      <text:p text:style-name="P11"><text:span text:style-name="Source_20_Text"><text:span text:style-name="T2">suma=$((numero1 + numero2))</text:span></text:span></text:p>
      <text:p text:style-name="P11"><text:span text:style-name="Source_20_Text"><text:span text:style-name="T2">producto=$((numero1 * numero2))</text:span></text:span></text:p>
      <text:p text:style-name="P11"/>
      <text:p text:style-name="P11"><text:span text:style-name="Source_20_Text"><text:span text:style-name="T2"># Mostrar resultados</text:span></text:span></text:p>
      <text:p text:style-name="P11"><text:span text:style-name="Source_20_Text"><text:span text:style-name="T2">echo "La suma de $numero1 y $numero2 es: $suma"</text:span></text:span></text:p>
      <text:p text:style-name="P10"><text:span text:style-name="Source_20_Text"><text:span text:style-name="T2">echo "El producto de $numero1 y $numero2 es: $producto"</text:span></text:span></text:p>
      <text:p text:style-name="P2">Explicación del script:</text:p>
      <text:list text:style-name="L6">
        <text:list-item>
          <text:p text:style-name="P28"><text:span text:style-name="Source_20_Text"><text:span text:style-name="T2">"$#"</text:span></text:span><text:span text:style-name="T2"> representa el número de argumentos pasados al script.</text:span></text:p>
        </text:list-item>
        <text:list-item>
          <text:p text:style-name="P28"><text:span text:style-name="Source_20_Text"><text:span text:style-name="T2">"$1"</text:span></text:span><text:span text:style-name="T2"> y </text:span><text:span text:style-name="Source_20_Text"><text:span text:style-name="T2">"$2"</text:span></text:span><text:span text:style-name="T2"> son las variables posicionales que almacenan el primer y segundo argumento respectivamente.</text:span></text:p>
        </text:list-item>
        <text:list-item>
          <text:p text:style-name="P28"><text:span text:style-name="Source_20_Text"><text:span text:style-name="T2">(( ... ))</text:span></text:span><text:span text:style-name="T2"> se utiliza para realizar cálculos aritméticos en Bash.</text:span></text:p>
        </text:list-item>
        <text:list-item>
          <text:p text:style-name="P28"><text:span text:style-name="Source_20_Text"><text:span text:style-name="T2">exit 1</text:span></text:span><text:span text:style-name="T2"> se utiliza para salir del script con un código de error si no se proporcionan exactamente dos argumentos.</text:span></text:p>
        </text:list-item>
        <text:list-item>
          <text:p text:style-name="P25"><text:soft-page-break/>El script primero verifica si se proporcionan dos argumentos. Si no, muestra un mensaje de error y termina. Luego, calcula la suma y el producto de los dos números y los muestra en la salida estándar.</text:p>
        </text:list-item>
      </text:list>
      <text:p text:style-name="P6"><text:span text:style-name="T2">Puedes guardar este código en un archivo, por ejemplo, </text:span><text:span text:style-name="Source_20_Text"><text:span text:style-name="T2">calculadora.sh</text:span></text:span><text:span text:style-name="T2">, darle permisos de ejecución (</text:span><text:span text:style-name="Source_20_Text"><text:span text:style-name="T2">chmod +x calculadora.sh</text:span></text:span><text:span text:style-name="T2">) y luego ejecutarlo pasando dos números como argumentos:</text:span></text:p>
      <text:p text:style-name="P9">bashCopy code</text:p>
      <text:p text:style-name="P10"><text:span text:style-name="Source_20_Text"><text:span text:style-name="T2">./calculadora.sh 5 10</text:span></text:span></text:p>
      <text:p text:style-name="P2">Esto mostrará la suma y el producto de 5 y 10:</text:p>
      <text:p text:style-name="P9">yamlCopy code</text:p>
      <text:p text:style-name="P11"><text:span text:style-name="Source_20_Text"><text:span text:style-name="T2">La suma de 5 y 10 es: 15</text:span></text:span></text:p>
      <text:p text:style-name="P10"><text:span text:style-name="Source_20_Text"><text:span text:style-name="T2">El producto de 5 y 10 es: 50</text:span></text:span></text:p>
      <text:p text:style-name="P4"><draw:frame draw:style-name="fr1" draw:name="Imagen3" text:anchor-type="as-char" svg:width="0.953cm" svg:height="0.953cm" draw:z-index="2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/><svg:title>User</svg:title></draw:frame></text:p>
      <text:p text:style-name="P3">genérame otro script usando la estructira de case con ardgumentos de start, stop y reload. los comandos con un simple echo me vale </text:p>
      <text:p text:style-name="P6"><text:span text:style-name="T2">Claro, aquí tienes un ejemplo de un script de Bash que utiliza la estructura </text:span><text:span text:style-name="Source_20_Text"><text:span text:style-name="T2">case</text:span></text:span><text:span text:style-name="T2"> para manejar diferentes argumentos (</text:span><text:span text:style-name="Source_20_Text"><text:span text:style-name="T2">start</text:span></text:span><text:span text:style-name="T2">, </text:span><text:span text:style-name="Source_20_Text"><text:span text:style-name="T2">stop</text:span></text:span><text:span text:style-name="T2"> y </text:span><text:span text:style-name="Source_20_Text"><text:span text:style-name="T2">reload</text:span></text:span><text:span text:style-name="T2">) y muestra un mensaje usando </text:span><text:span text:style-name="Source_20_Text"><text:span text:style-name="T2">echo</text:span></text:span><text:span text:style-name="T2"> para cada caso:</text:span></text:p>
      <text:p text:style-name="P9">bashCopy code</text:p>
      <text:p text:style-name="P11"><text:span text:style-name="Source_20_Text"><text:span text:style-name="T2">#!/bin/bash</text:span></text:span></text:p>
      <text:p text:style-name="P11"/>
      <text:p text:style-name="P11"><text:span text:style-name="Source_20_Text"><text:span text:style-name="T2">case "$1" in</text:span></text:span></text:p>
      <text:p text:style-name="P11"><text:span text:style-name="Source_20_Text"><text:span text:style-name="T2"><text:s text:c="4"/>start)</text:span></text:span></text:p>
      <text:p text:style-name="P11"><text:span text:style-name="Source_20_Text"><text:span text:style-name="T2"><text:s text:c="8"/>echo "Iniciando el servicio..."</text:span></text:span></text:p>
      <text:p text:style-name="P11"><text:span text:style-name="Source_20_Text"><text:span text:style-name="T2"><text:s text:c="8"/># Lógica para iniciar el servicio</text:span></text:span></text:p>
      <text:p text:style-name="P11"><text:span text:style-name="Source_20_Text"><text:span text:style-name="T2"><text:s text:c="8"/>;;</text:span></text:span></text:p>
      <text:p text:style-name="P11"><text:span text:style-name="Source_20_Text"><text:span text:style-name="T2"><text:s text:c="4"/>stop)</text:span></text:span></text:p>
      <text:p text:style-name="P11"><text:span text:style-name="Source_20_Text"><text:span text:style-name="T2"><text:s text:c="8"/>echo "Deteniendo el servicio..."</text:span></text:span></text:p>
      <text:p text:style-name="P11"><text:span text:style-name="Source_20_Text"><text:span text:style-name="T2"><text:s text:c="8"/># Lógica para detener el servicio</text:span></text:span></text:p>
      <text:p text:style-name="P11"><text:span text:style-name="Source_20_Text"><text:span text:style-name="T2"><text:s text:c="8"/>;;</text:span></text:span></text:p>
      <text:p text:style-name="P11"><text:span text:style-name="Source_20_Text"><text:span text:style-name="T2"><text:s text:c="4"/>reload)</text:span></text:span></text:p>
      <text:p text:style-name="P11"><text:span text:style-name="Source_20_Text"><text:span text:style-name="T2"><text:s text:c="8"/>echo "Recargando el servicio..."</text:span></text:span></text:p>
      <text:p text:style-name="P11"><text:span text:style-name="Source_20_Text"><text:span text:style-name="T2"><text:s text:c="8"/># Lógica para recargar el servicio</text:span></text:span></text:p>
      <text:p text:style-name="P11"><text:span text:style-name="Source_20_Text"><text:span text:style-name="T2"><text:s text:c="8"/>;;</text:span></text:span></text:p>
      <text:p text:style-name="P11"><text:span text:style-name="Source_20_Text"><text:span text:style-name="T2"><text:s text:c="4"/>*)</text:span></text:span></text:p>
      <text:p text:style-name="P11"><text:span text:style-name="Source_20_Text"><text:span text:style-name="T2"><text:s text:c="8"/>echo "Uso: $0 {start|stop|reload}"</text:span></text:span></text:p>
      <text:p text:style-name="P11"><text:span text:style-name="Source_20_Text"><text:span text:style-name="T2"><text:s text:c="8"/>exit 1</text:span></text:span></text:p>
      <text:p text:style-name="P11"><text:span text:style-name="Source_20_Text"><text:span text:style-name="T2"><text:s text:c="8"/>;;</text:span></text:span></text:p>
      <text:p text:style-name="P11"><text:span text:style-name="Source_20_Text"><text:span text:style-name="T2">esac</text:span></text:span></text:p>
      <text:p text:style-name="P11"/>
      <text:p text:style-name="P10"><text:span text:style-name="Source_20_Text"><text:span text:style-name="T2">exit 0</text:span></text:span></text:p>
      <text:p text:style-name="P2"><text:soft-page-break/>Explicación del script:</text:p>
      <text:list text:style-name="L7">
        <text:list-item>
          <text:p text:style-name="P29"><text:span text:style-name="Source_20_Text"><text:span text:style-name="T2">case "$1" in ... esac</text:span></text:span><text:span text:style-name="T2"> se utiliza para verificar el valor del primer argumento pasado al script.</text:span></text:p>
        </text:list-item>
        <text:list-item>
          <text:p text:style-name="P29"><text:span text:style-name="T2">En cada caso (</text:span><text:span text:style-name="Source_20_Text"><text:span text:style-name="T2">start</text:span></text:span><text:span text:style-name="T2">, </text:span><text:span text:style-name="Source_20_Text"><text:span text:style-name="T2">stop</text:span></text:span><text:span text:style-name="T2"> y </text:span><text:span text:style-name="Source_20_Text"><text:span text:style-name="T2">reload</text:span></text:span><text:span text:style-name="T2">), el script muestra un mensaje apropiado utilizando </text:span><text:span text:style-name="Source_20_Text"><text:span text:style-name="T2">echo</text:span></text:span><text:span text:style-name="T2">.</text:span></text:p>
        </text:list-item>
        <text:list-item>
          <text:p text:style-name="P30"><text:span text:style-name="T2">Si se proporciona un argumento que no coincide con los casos mencionados (</text:span><text:span text:style-name="Source_20_Text"><text:span text:style-name="T2">*</text:span></text:span><text:span text:style-name="T2">), el script muestra un mensaje de uso y sale con un código de error (</text:span><text:span text:style-name="Source_20_Text"><text:span text:style-name="T2">exit 1</text:span></text:span><text:span text:style-name="T2">).</text:span></text:p>
        </text:list-item>
      </text:list>
      <text:p text:style-name="P6"><text:span text:style-name="T2">Para usar este script, asegúrate de darle permisos de ejecución (</text:span><text:span text:style-name="Source_20_Text"><text:span text:style-name="T2">chmod +x script.sh</text:span></text:span><text:span text:style-name="T2">) y luego puedes ejecutarlo con diferentes argumentos:</text:span></text:p>
      <text:p text:style-name="P9">bashCopy code</text:p>
      <text:p text:style-name="P10"><text:span text:style-name="Source_20_Text"><text:span text:style-name="T2">./script.sh start</text:span></text:span></text:p>
      <text:p text:style-name="P2">Esto mostrará:</text:p>
      <text:p text:style-name="P9">Copy code</text:p>
      <text:p text:style-name="P10"><text:span text:style-name="Source_20_Text"><text:span text:style-name="T2">Iniciando el servicio...</text:span></text:span></text:p>
      <text:p text:style-name="P9">arduinoCopy code</text:p>
      <text:p text:style-name="P10"><text:span text:style-name="Source_20_Text"><text:span text:style-name="T2">./script.sh stop</text:span></text:span></text:p>
      <text:p text:style-name="P2">Esto mostrará:</text:p>
      <text:p text:style-name="P9">Copy code</text:p>
      <text:p text:style-name="P10"><text:span text:style-name="Source_20_Text"><text:span text:style-name="T2">Deteniendo el servicio...</text:span></text:span></text:p>
      <text:p text:style-name="P9">bashCopy code</text:p>
      <text:p text:style-name="P10"><text:span text:style-name="Source_20_Text"><text:span text:style-name="T2">./script.sh reload</text:span></text:span></text:p>
      <text:p text:style-name="P2">Esto mostrará:</text:p>
      <text:p text:style-name="P9">Copy code</text:p>
      <text:p text:style-name="P10"><text:span text:style-name="Source_20_Text"><text:span text:style-name="T2">Recargando el servicio...</text:span></text:span></text:p>
      <text:p text:style-name="P2">Si se proporciona un argumento incorrecto o ningún argumento, mostrará el mensaje de uso:</text:p>
      <text:p text:style-name="P9">vbnetCopy code</text:p>
      <text:p text:style-name="P10"><text:span text:style-name="Source_20_Text"><text:span text:style-name="T2">Uso: ./script.sh {start|stop|reload}</text:span></text:span></text:p>
      <text:p text:style-name="P4"><draw:frame draw:style-name="fr1" draw:name="Imagen4" text:anchor-type="as-char" svg:width="0.953cm" svg:height="0.953cm" draw:z-index="3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/><svg:title>User</svg:title></draw:frame></text:p>
      <text:p text:style-name="P3">creame un script interactivo (read ) que solicita un nombre de usuario y lo coteja con el del ejecutor del script para devolver un cierto o falso </text:p>
      <text:p text:style-name="P6"><text:soft-page-break/><text:span text:style-name="T2">Claro, aquí tienes un script interactivo que utiliza </text:span><text:span text:style-name="Source_20_Text"><text:span text:style-name="T2">read</text:span></text:span><text:span text:style-name="T2"> para solicitar un nombre de usuario y luego verifica si coincide con el nombre del usuario que ejecutó el script. Devolverá "Cierto" si hay coincidencia y "Falso" si no hay coincidencia:</text:span></text:p>
      <text:p text:style-name="P9">bashCopy code</text:p>
      <text:p text:style-name="P11"><text:span text:style-name="Source_20_Text"><text:span text:style-name="T2">#!/bin/bash</text:span></text:span></text:p>
      <text:p text:style-name="P11"/>
      <text:p text:style-name="P11"><text:span text:style-name="Source_20_Text"><text:span text:style-name="T2"># Obtener el nombre de usuario del sistema</text:span></text:span></text:p>
      <text:p text:style-name="P11"><text:span text:style-name="Source_20_Text"><text:span text:style-name="T2">usuario_actual=$(whoami)</text:span></text:span></text:p>
      <text:p text:style-name="P11"/>
      <text:p text:style-name="P11"><text:span text:style-name="Source_20_Text"><text:span text:style-name="T2"># Solicitar un nombre de usuario al usuario</text:span></text:span></text:p>
      <text:p text:style-name="P11"><text:span text:style-name="Source_20_Text"><text:span text:style-name="T2">echo "Por favor, introduce tu nombre de usuario:"</text:span></text:span></text:p>
      <text:p text:style-name="P11"><text:span text:style-name="Source_20_Text"><text:span text:style-name="T2">read nombre_de_usuario</text:span></text:span></text:p>
      <text:p text:style-name="P11"/>
      <text:p text:style-name="P11"><text:span text:style-name="Source_20_Text"><text:span text:style-name="T2"># Verificar si el nombre de usuario coincide con el nombre del ejecutor del script</text:span></text:span></text:p>
      <text:p text:style-name="P11"><text:span text:style-name="Source_20_Text"><text:span text:style-name="T2">if [ "$nombre_de_usuario" = "$usuario_actual" ]; then</text:span></text:span></text:p>
      <text:p text:style-name="P11"><text:span text:style-name="Source_20_Text"><text:span text:style-name="T2"><text:s text:c="4"/>echo "Cierto: El nombre de usuario coincide."</text:span></text:span></text:p>
      <text:p text:style-name="P11"><text:span text:style-name="Source_20_Text"><text:span text:style-name="T2">else</text:span></text:span></text:p>
      <text:p text:style-name="P11"><text:span text:style-name="Source_20_Text"><text:span text:style-name="T2"><text:s text:c="4"/>echo "Falso: El nombre de usuario no coincide."</text:span></text:span></text:p>
      <text:p text:style-name="P10"><text:span text:style-name="Source_20_Text"><text:span text:style-name="T2">fi</text:span></text:span></text:p>
      <text:p text:style-name="P2">Explicación del script:</text:p>
      <text:list text:style-name="L8">
        <text:list-item>
          <text:p text:style-name="P31"><text:span text:style-name="Source_20_Text"><text:span text:style-name="T2">usuario_actual=$(whoami)</text:span></text:span><text:span text:style-name="T2">: Obtiene el nombre de usuario del sistema y lo almacena en la variable </text:span><text:span text:style-name="Source_20_Text"><text:span text:style-name="T2">usuario_actual</text:span></text:span><text:span text:style-name="T2">.</text:span></text:p>
        </text:list-item>
        <text:list-item>
          <text:p text:style-name="P31"><text:span text:style-name="Source_20_Text"><text:span text:style-name="T2">echo "Por favor, introduce tu nombre de usuario:"</text:span></text:span><text:span text:style-name="T2">: Muestra un mensaje para solicitar la entrada del usuario.</text:span></text:p>
        </text:list-item>
        <text:list-item>
          <text:p text:style-name="P31"><text:span text:style-name="Source_20_Text"><text:span text:style-name="T2">read nombre_de_usuario</text:span></text:span><text:span text:style-name="T2">: Lee la entrada del usuario y la almacena en la variable </text:span><text:span text:style-name="Source_20_Text"><text:span text:style-name="T2">nombre_de_usuario</text:span></text:span><text:span text:style-name="T2">.</text:span></text:p>
        </text:list-item>
        <text:list-item>
          <text:p text:style-name="P31"><text:span text:style-name="Source_20_Text"><text:span text:style-name="T2">[ "$nombre_de_usuario" = "$usuario_actual" ]</text:span></text:span><text:span text:style-name="T2">: Compara el nombre de usuario ingresado con el nombre del usuario que ejecutó el script (</text:span><text:span text:style-name="Source_20_Text"><text:span text:style-name="T2">$usuario_actual</text:span></text:span><text:span text:style-name="T2">).</text:span></text:p>
        </text:list-item>
        <text:list-item>
          <text:p text:style-name="P26">Dependiendo de si hay coincidencia o no, muestra "Cierto" o "Falso" en consecuencia.</text:p>
        </text:list-item>
      </text:list>
      <text:list xml:id="list141226428437672" text:continue-list="list1499648469" text:style-name="L1">
        <text:list-item>
          <text:p text:style-name="P1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06T14:12:25.890743381</dc:date>
    <meta:editing-duration>P1DT15H10M24S</meta:editing-duration>
    <meta:editing-cycles>14</meta:editing-cycles>
    <meta:generator>LibreOffice/7.4.1.2$Linux_X86_64 LibreOffice_project/3c58a8f3a960df8bc8fd77b461821e42c061c5f0</meta:generator>
    <meta:document-statistic meta:table-count="1" meta:image-count="4" meta:object-count="0" meta:page-count="6" meta:paragraph-count="164" meta:word-count="1468" meta:character-count="9375" meta:non-whitespace-character-count="7961"/>
  </office:meta>
</office:document-meta>
</file>